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for Hebrews 2</text:p>
      <text:p text:style-name="P1"><text:span text:style-name="T1"/></text:p>
      <text:p text:style-name="P2"><text:span text:style-name="T1">1. <text:s/>How does the beginning of Hebrews 2 complete chapter 1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2. <text:s/>What scriptures are used to support the new ideas in chapter 2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3. <text:s/>How exactly is Jesus made perfect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4. <text:s/>What are the four things that make Christ's humanity significant to us?</text:span></text:p>
      <text:p text:style-name="P2"><text:span text:style-name="T1">Hebrews 2:14-18</text:span></text:p>
      <text:p text:style-name="P2"><text:span text:style-name="T1"/></text:p>
      <text:p text:style-name="P2"><text:span text:style-name="T1">a.<text:tab/><text:tab/><text:tab/><text:tab/><text:tab/><text:tab/><text:tab/>b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c.<text:tab/><text:tab/><text:tab/><text:tab/><text:tab/><text:tab/><text:tab/>d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Questions for Hebrews 2</text:p>
      <text:p text:style-name="P1"><text:span text:style-name="T1"/></text:p>
      <text:p text:style-name="P2"><text:span text:style-name="T1">1. <text:s/>How does the beginning of Hebrews 2 complete chapter 1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2. <text:s/>What scriptures are used to support the new ideas in chapter 2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3. <text:s/>How exactly is Jesus made perfect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4. <text:s/>What are the four things that make Christ's humanity significant to us?</text:span></text:p>
      <text:p text:style-name="P2"><text:span text:style-name="T1">Hebrews 2:14-18</text:span></text:p>
      <text:p text:style-name="P2"><text:span text:style-name="T1"/></text:p>
      <text:p text:style-name="P2"><text:span text:style-name="T1">a.<text:tab/><text:tab/><text:tab/><text:tab/><text:tab/><text:tab/><text:tab/>b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c.<text:tab/><text:tab/><text:tab/><text:tab/><text:tab/><text:tab/><text:tab/>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52in" fo:margin-bottom="0.52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0T13:33:39</meta:creation-date>
    <meta:document-statistic meta:table-count="0" meta:image-count="0" meta:object-count="0" meta:page-count="1" meta:paragraph-count="16" meta:word-count="108" meta:character-count="598"/>
    <dc:date>2009-09-20T13:39:51</dc:date>
    <meta:editing-duration>PT00H06M13S</meta:editing-duration>
    <meta:editing-cycles>1</meta:editing-cycles>
    <meta:generator>OpenOffice.org/3.0$Unix OpenOffice.org_project/300m15$Build-9379</meta:generator>
  </office:meta>
</office:document-meta>
</file>